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7" style:family="paragraph" style:parent-style-name="Standard" style:list-style-name="L2">
      <style:text-properties style:text-underline-style="none"/>
    </style:style>
    <style:style style:name="P8" style:family="paragraph" style:parent-style-name="Standard" style:list-style-name="L3">
      <style:text-properties style:text-underline-style="none" fo:font-weight="normal" style:font-weight-asian="normal" style:font-weight-complex="normal"/>
    </style:style>
    <style:style style:name="P9" style:family="paragraph" style:parent-style-name="Standard" style:list-style-name="L3">
      <style:text-properties style:text-underline-style="none"/>
    </style:style>
    <style:style style:name="P10" style:family="paragraph" style:parent-style-name="Standard">
      <style:text-properties fo:font-style="normal" style:text-underline-style="none" style:font-style-asian="normal" style:font-style-complex="normal"/>
    </style:style>
    <style:style style:name="P11" style:family="paragraph" style:parent-style-name="Standard" style:list-style-name="L4">
      <style:text-properties fo:font-style="normal" style:text-underline-style="none" style:font-style-asian="normal" style:font-style-complex="normal"/>
    </style:style>
    <style:style style:name="P12" style:family="paragraph" style:parent-style-name="Standard" style:list-style-name="L6">
      <style:text-properties fo:font-style="normal" style:text-underline-style="none" style:font-style-asian="normal" style:font-style-complex="normal"/>
    </style:style>
    <style:style style:name="P13" style:family="paragraph" style:parent-style-name="Standard" style:list-style-name="L7">
      <style:text-properties fo:font-style="normal" style:text-underline-style="none" style:font-style-asian="normal" style:font-style-complex="normal"/>
    </style:style>
    <style:style style:name="P14" style:family="paragraph" style:parent-style-name="Standard" style:list-style-name="L9">
      <style:text-properties fo:font-style="normal" style:text-underline-style="none" style:font-style-asian="normal" style:font-style-complex="normal"/>
    </style:style>
    <style:style style:name="P15" style:family="paragraph" style:parent-style-name="Standard" style:list-style-name="L10">
      <style:text-properties fo:font-style="normal" style:text-underline-style="none" style:font-style-asian="normal" style:font-style-complex="normal"/>
    </style:style>
    <style:style style:name="P16" style:family="paragraph" style:parent-style-name="Standard" style:list-style-name="L12">
      <style:text-properties fo:font-style="normal" style:text-underline-style="none" style:font-style-asian="normal" style:font-style-complex="normal"/>
    </style:style>
    <style:style style:name="P17" style:family="paragraph" style:parent-style-name="Standard" style:list-style-name="L13">
      <style:text-properties fo:font-style="normal" style:text-underline-style="none" style:font-style-asian="normal" style:font-style-complex="normal"/>
    </style:style>
    <style:style style:name="P18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9" style:family="paragraph" style:parent-style-name="Standard" style:list-style-name="L5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20" style:family="paragraph" style:parent-style-name="Standard" style:list-style-name="L26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23" style:family="paragraph" style:parent-style-name="Standard" style:list-style-name="L14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5" style:family="paragraph" style:parent-style-name="Standard" style:list-style-name="L23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6" style:family="paragraph" style:parent-style-name="Standard" style:list-style-name="L24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7" style:family="paragraph" style:parent-style-name="Standard" style:list-style-name="L25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8" style:family="paragraph" style:parent-style-name="Standard" style:list-style-name="L4"/>
    <style:style style:name="P29" style:family="paragraph" style:parent-style-name="Standard" style:list-style-name="L5"/>
    <style:style style:name="P30" style:family="paragraph" style:parent-style-name="Standard" style:list-style-name="L8"/>
    <style:style style:name="P31" style:family="paragraph" style:parent-style-name="Standard" style:list-style-name="L9"/>
    <style:style style:name="P32" style:family="paragraph" style:parent-style-name="Standard" style:list-style-name="L11"/>
    <style:style style:name="P33" style:family="paragraph" style:parent-style-name="Standard" style:list-style-name="L16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34" style:family="paragraph" style:parent-style-name="Standard" style:list-style-name="L21">
      <style:text-properties fo:font-style="italic" fo:font-weight="bold" style:font-style-asian="italic" style:font-weight-asian="bold" style:font-style-complex="italic" style:font-weight-complex="bold"/>
    </style:style>
    <style:style style:name="P35" style:family="paragraph" style:parent-style-name="Standard" style:list-style-name="L22">
      <style:text-properties fo:font-style="italic" fo:font-weight="bold" style:font-style-asian="italic" style:font-weight-asian="bold" style:font-style-complex="italic" style:font-weight-complex="bold"/>
    </style:style>
    <style:style style:name="P36" style:family="paragraph" style:parent-style-name="Standard" style:list-style-name="L21">
      <style:text-properties fo:font-style="italic" fo:font-weight="normal" style:font-style-asian="italic" style:font-weight-asian="normal" style:font-style-complex="italic" style:font-weight-complex="normal"/>
    </style:style>
    <style:style style:name="P37" style:family="paragraph" style:parent-style-name="Standard" style:list-style-name="L17"/>
    <style:style style:name="P38" style:family="paragraph" style:parent-style-name="Standard" style:list-style-name="L18"/>
    <style:style style:name="P39" style:family="paragraph" style:parent-style-name="Standard">
      <style:text-properties fo:font-weight="bold" style:font-weight-asian="bold" style:font-weight-complex="bold"/>
    </style:style>
    <style:style style:name="P40" style:family="paragraph" style:parent-style-name="Standard" style:list-style-name="L19">
      <style:text-properties fo:font-weight="bold" style:font-weight-asian="bold" style:font-weight-complex="bold"/>
    </style:style>
    <style:style style:name="P41" style:family="paragraph" style:parent-style-name="Standard" style:list-style-name="L20">
      <style:text-properties fo:font-weight="bold" style:font-weight-asian="bold" style:font-weight-complex="bold"/>
    </style:style>
    <style:style style:name="P42" style:family="paragraph" style:parent-style-name="Standard" style:list-style-name="L31">
      <style:text-properties fo:font-weight="bold" style:font-weight-asian="bold" style:font-weight-complex="bold"/>
    </style:style>
    <style:style style:name="P43" style:family="paragraph" style:parent-style-name="Standard" style:list-style-name="L29"/>
    <style:style style:name="P44" style:family="paragraph" style:parent-style-name="Standard">
      <style:text-properties fo:font-size="9pt" style:font-size-asian="9pt" style:font-size-complex="9pt"/>
    </style:style>
    <style:style style:name="P45" style:family="paragraph" style:parent-style-name="Standard">
      <style:paragraph-properties fo:margin-left="0in" fo:margin-right="0in" fo:text-indent="0in" style:auto-text-indent="false"/>
    </style:style>
    <style:style style:name="P46" style:family="paragraph" style:parent-style-name="Standard" style:list-style-name="L1">
      <style:paragraph-properties fo:margin-left="0in" fo:margin-right="0in" fo:text-indent="0in" style:auto-text-indent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47" style:family="paragraph" style:parent-style-name="Standard">
      <style:paragraph-properties fo:margin-left="0in" fo:margin-right="0in" fo:text-indent="0in" style:auto-text-indent="false"/>
      <style:text-properties fo:font-style="normal" style:text-underline-style="none" style:font-style-asian="normal" style:font-style-complex="normal"/>
    </style:style>
    <style:style style:name="P48" style:family="paragraph" style:parent-style-name="Standard" style:list-style-name="L13">
      <style:paragraph-properties fo:margin-left="0in" fo:margin-right="0in" fo:text-indent="0in" style:auto-text-indent="false"/>
      <style:text-properties fo:font-style="normal" style:text-underline-style="none" style:font-style-asian="normal" style:font-style-complex="normal"/>
    </style:style>
    <style:style style:name="P49" style:family="paragraph" style:parent-style-name="Standard">
      <style:paragraph-properties fo:margin-left="0in" fo:margin-right="0in" fo:text-indent="0in" style:auto-text-indent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50" style:family="paragraph" style:parent-style-name="Standard">
      <style:paragraph-properties fo:margin-left="0in" fo:margin-right="0in" fo:text-indent="0in" style:auto-text-indent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1" style:family="paragraph" style:parent-style-name="Standard" style:list-style-name="L14">
      <style:paragraph-properties fo:margin-left="0in" fo:margin-right="0in" fo:text-indent="0in" style:auto-text-indent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margin-left="0in" fo:margin-right="0in" fo:text-indent="0in" style:auto-text-indent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margin-left="0in" fo:margin-right="0in" fo:text-indent="0in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54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55" style:family="paragraph" style:parent-style-name="Standard" style:list-style-name="L3">
      <style:paragraph-properties fo:margin-left="0.9846in" fo:margin-right="0in" fo:text-indent="-0.25in" style:auto-text-indent="false"/>
      <style:text-properties style:text-underline-style="none"/>
    </style:style>
    <style:style style:name="P56" style:family="paragraph" style:parent-style-name="Standard" style:list-style-name="L6">
      <style:paragraph-properties fo:margin-left="0.9846in" fo:margin-right="0in" fo:text-indent="-0.25in" style:auto-text-indent="false"/>
    </style:style>
    <style:style style:name="P57" style:family="paragraph" style:parent-style-name="Standard">
      <style:paragraph-properties fo:margin-left="0.9846in" fo:margin-right="0in" fo:text-indent="-0.25in" style:auto-text-indent="false"/>
      <style:text-properties fo:font-style="normal" style:text-underline-style="none" style:font-style-asian="normal" style:font-style-complex="normal"/>
    </style:style>
    <style:style style:name="P58" style:family="paragraph" style:parent-style-name="Standard" style:list-style-name="L7">
      <style:paragraph-properties fo:margin-left="0.9846in" fo:margin-right="0in" fo:text-indent="-0.25in" style:auto-text-indent="false"/>
      <style:text-properties fo:font-style="normal" style:text-underline-style="none" style:font-style-asian="normal" style:font-style-complex="normal"/>
    </style:style>
    <style:style style:name="P59" style:family="paragraph" style:parent-style-name="Standard" style:list-style-name="L12">
      <style:paragraph-properties fo:margin-left="0.9846in" fo:margin-right="0in" fo:text-indent="-0.25in" style:auto-text-indent="false"/>
      <style:text-properties fo:font-style="normal" style:text-underline-style="none" style:font-style-asian="normal" style:font-style-complex="normal"/>
    </style:style>
    <style:style style:name="P60" style:family="paragraph" style:parent-style-name="Standard" style:list-style-name="L10">
      <style:paragraph-properties fo:margin-left="0.9846in" fo:margin-right="0in" fo:text-indent="-0.25in" style:auto-text-indent="false"/>
      <style:text-properties fo:font-style="italic" style:font-style-asian="italic" style:font-style-complex="italic"/>
    </style:style>
    <style:style style:name="P61" style:family="paragraph" style:parent-style-name="Standard" style:list-style-name="L12">
      <style:paragraph-properties fo:margin-left="0.9846in" fo:margin-right="0in" fo:text-indent="-0.25in" style:auto-text-indent="false"/>
      <style:text-properties fo:font-style="italic" style:text-underline-style="none" style:font-style-asian="italic" style:font-style-complex="italic"/>
    </style:style>
    <style:style style:name="P62" style:family="paragraph" style:parent-style-name="Standard" style:list-style-name="L13">
      <style:paragraph-properties fo:margin-left="0.9846in" fo:margin-right="0in" fo:text-indent="-0.25in" style:auto-text-indent="false"/>
      <style:text-properties fo:font-style="italic" style:text-underline-style="none" style:font-style-asian="italic" style:font-style-complex="italic"/>
    </style:style>
    <style:style style:name="P63" style:family="paragraph" style:parent-style-name="Standard" style:list-style-name="L20">
      <style:paragraph-properties fo:margin-left="0.9846in" fo:margin-right="0in" fo:text-indent="-0.25in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64" style:family="paragraph" style:parent-style-name="Standard" style:list-style-name="L22">
      <style:paragraph-properties fo:margin-left="0.9846in" fo:margin-right="0in" fo:text-indent="-0.25in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65" style:family="paragraph" style:parent-style-name="Standard" style:list-style-name="L30">
      <style:paragraph-properties fo:margin-left="0.9846in" fo:margin-right="0in" fo:text-indent="-0.25in" style:auto-text-indent="false"/>
    </style:style>
    <style:style style:name="P66" style:family="paragraph" style:parent-style-name="Standard" style:list-style-name="L30">
      <style:paragraph-properties fo:margin-left="0.9846in" fo:margin-right="0in" fo:text-indent="-0.25in" style:auto-text-indent="false"/>
      <style:text-properties fo:font-weight="normal" style:font-weight-asian="normal" style:font-weight-complex="normal"/>
    </style:style>
    <style:style style:name="P67" style:family="paragraph" style:parent-style-name="Standard">
      <style:paragraph-properties fo:margin-left="0.4925in" fo:margin-right="0in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margin-left="0.9846in" fo:margin-right="0in" fo:text-indent="0in" style:auto-text-indent="false"/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45in" fo:text-indent="-0.25in" fo:margin-left="3.044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3</text:p>
      <text:p text:style-name="P2">---</text:p>
      <text:p text:style-name="P6">Fundamental Command-Line Skills<text:line-break/></text:p>
      <text:p text:style-name="P4"/>
      <text:list xml:id="list185052837530345723" text:style-name="L1">
        <text:list-item>
          <text:list>
            <text:list-header>
              <text:p text:style-name="P46">3.1: Shells</text:p>
            </text:list-header>
          </text:list>
        </text:list-item>
      </text:list>
      <text:p text:style-name="P3">Four shells come installed in RHEL 6.</text:p>
      <text:list xml:id="list2538253873284517395" text:style-name="L2">
        <text:list-item>
          <text:p text:style-name="P7">bash - /bin/bash – The “<text:span text:style-name="T10">B</text:span>ourne-<text:span text:style-name="T10">A</text:span>gain <text:span text:style-name="T10">SH</text:span>ell”. <text:s/>Default. <text:s/></text:p>
        </text:list-item>
        <text:list-item>
          <text:p text:style-name="P7">dash - /bin/dash – A simpler, faster shell.</text:p>
        </text:list-item>
        <text:list-item>
          <text:p text:style-name="P7">tcsh - - Enhanced version of Unix C-shell. </text:p>
        </text:list-item>
        <text:list-item>
          <text:p text:style-name="P7">zsh - - sophisticated shell similar to Korn (really? <text:s/>Dumb fucking description for people who don't know Korn shell.)</text:p>
          <text:p text:style-name="P7"/>
        </text:list-item>
      </text:list>
      <text:p text:style-name="P3">Can change a users default shell in <text:span text:style-name="T11">/etc/passwd</text:span><text:span text:style-name="T2"> file. <text:s/></text:span></text:p>
      <text:p text:style-name="P10"/>
      <text:p text:style-name="P22">Terminal Consoles</text:p>
      <text:p text:style-name="P3"><text:span text:style-name="T2">By default, six command-line consoles are available in RHEL 6. <text:s/>If a GUI is installed, it will take up the first slot, leaving five remaining. <text:s/>Consoles are defined by the </text:span><text:span text:style-name="T11">start-ttys.conf </text:span><text:span text:style-name="T2">file in </text:span><text:span text:style-name="T11">/etc/init</text:span><text:span text:style-name="T2"> directory.</text:span></text:p>
      <text:p text:style-name="P10"/>
      <text:list xml:id="list1610731765777675814" text:style-name="L3">
        <text:list-item>
          <text:p text:style-name="P8"><text:span text:style-name="T2">Active consoles are defined in </text:span><text:span text:style-name="T11">/dev/tty</text:span><text:span text:style-name="T2">#, where # is the number of the console.</text:span></text:p>
        </text:list-item>
        <text:list-item>
          <text:p text:style-name="P8"><text:span text:style-name="T2">Consoles limited as defined in </text:span><text:span text:style-name="T11">/etc/securetty</text:span><text:span text:style-name="T2"> file.</text:span></text:p>
        </text:list-item>
        <text:list-item>
          <text:p text:style-name="P9"><text:span text:style-name="T3">alt + f</text:span><text:span text:style-name="T12">#</text:span><text:span text:style-name="T2"> - Switch between consoles, where # is the number of the console you want to switch to.</text:span></text:p>
        </text:list-item>
        <text:list-item>
          <text:p text:style-name="P55"><text:span text:style-name="T3">Note</text:span><text:span text:style-name="T2"> that alt+f2 starts the Run Application tool in the GUI. <text:s/>Use </text:span><text:span text:style-name="T3">ctrl+alt+f2</text:span><text:span text:style-name="T2"> to reach the first command-line console from the GUI.</text:span></text:p>
        </text:list-item>
      </text:list>
      <text:p text:style-name="P47"><text:line-break/></text:p>
      <text:p text:style-name="P22">Text Streams</text:p>
      <text:list xml:id="list8589683577919999313" text:style-name="L4">
        <text:list-item>
          <text:p text:style-name="P11">program <text:span text:style-name="T17">&gt;</text:span> file – Sends the standard output of program to file. </text:p>
        </text:list-item>
        <text:list-item>
          <text:p text:style-name="P11">program <text:span text:style-name="T17">&lt;</text:span> file <text:s/>- Sends the contents of file to program.</text:p>
        </text:list-item>
        <text:list-item>
          <text:p text:style-name="P11">program1 <text:span text:style-name="T17">|</text:span> program2 – Runs program1 and pipes the standard output into program2. <text:s/></text:p>
        </text:list-item>
        <text:list-item>
          <text:p text:style-name="P11">program <text:span text:style-name="T17">&gt;&gt;</text:span> file – Appends the standard output of program to the contents of file.</text:p>
        </text:list-item>
        <text:list-item>
          <text:p text:style-name="P11">program <text:span text:style-name="T17">2&gt;</text:span> file – Outputs error messages from running Program to file. </text:p>
        </text:list-item>
      </text:list>
      <text:p text:style-name="P10"/>
      <text:list xml:id="list218103509" text:continue-numbering="true" text:style-name="L4">
        <text:list-item>
          <text:p text:style-name="P28"><text:span text:style-name="T5">pwd</text:span><text:span text:style-name="T4"> – (</text:span><text:span text:style-name="T7">p</text:span><text:span text:style-name="T4">rint </text:span><text:span text:style-name="T7">w</text:span><text:span text:style-name="T4">orking </text:span><text:span text:style-name="T7">d</text:span><text:span text:style-name="T4">irectory) shows the full path of the current working directory.</text:span></text:p>
        </text:list-item>
      </text:list>
      <text:list xml:id="list3696110438699641890" text:style-name="L5">
        <text:list-item>
          <text:p text:style-name="P19"/>
        </text:list-item>
        <text:list-item>
          <text:p text:style-name="P19"/>
        </text:list-item>
        <text:list-item>
          <text:p text:style-name="P29"><text:span text:style-name="T5">~</text:span><text:span text:style-name="T4"> - represents the home directory of the current user. <text:s/>Can be used as shorthand for:</text:span></text:p>
        </text:list-item>
      </text:list>
      <text:list xml:id="list879523308802042699" text:style-name="L6">
        <text:list-item>
          <text:p text:style-name="P12">/home/$user if logged in as $user.</text:p>
        </text:list-item>
        <text:list-item>
          <text:p text:style-name="P12">/root if logged in as root.</text:p>
          <text:list>
            <text:list-item>
              <text:p text:style-name="P12">Ex. </text:p>
              <text:list>
                <text:list-item>
                  <text:p text:style-name="P56"><text:span text:style-name="T13">cd ~</text:span><text:span text:style-name="T4"> takes you to the home directory of the user account you are logged in as.</text:span></text:p>
                </text:list-item>
                <text:list-item>
                  <text:p text:style-name="P56"><text:span text:style-name="T13">~/$dir/$program</text:span><text:span text:style-name="T4"> – is a shortcut path to run $program from $dir under your home directory. <text:s/>Note that this process must be run AS this user for the path to be valid. Always best to use absolute paths when writing a script or editing a file.</text:span></text:p>
                </text:list-item>
              </text:list>
            </text:list-item>
          </text:list>
        </text:list-item>
      </text:list>
      <text:p text:style-name="P5"><text:span text:style-name="T5">PATH</text:span><text:span text:style-name="T4"> – environment variable that allows, among other things, commands to be executed without </text:span><text:soft-page-break/><text:span text:style-name="T4">citing their absolute paths. <text:s/></text:span></text:p>
      <text:list xml:id="list1445306767820639112" text:style-name="L7">
        <text:list-item>
          <text:p text:style-name="P13">Echo $PATH – determines PATH variable for current user account.</text:p>
        </text:list-item>
        <text:list-item>
          <text:p text:style-name="P13">Ex.</text:p>
        </text:list-item>
        <text:list-item>
          <text:p text:style-name="P58">ls instead of /bin/ls</text:p>
        </text:list-item>
        <text:list-item>
          <text:p text:style-name="P58">init 6 instead of /etc/init.d/(finish)</text:p>
        </text:list-item>
      </text:list>
      <text:p text:style-name="P57"/>
      <text:p text:style-name="P5"><text:span text:style-name="T5">cd</text:span><text:span text:style-name="T4"> – (</text:span><text:span text:style-name="T7">c</text:span><text:span text:style-name="T4">hange </text:span><text:span text:style-name="T7">d</text:span><text:span text:style-name="T4">irectory) -</text:span></text:p>
      <text:p text:style-name="P5"><text:span text:style-name="T5">ls</text:span><text:span text:style-name="T4"> – (</text:span><text:span text:style-name="T7">l</text:span><text:span text:style-name="T4">i</text:span><text:span text:style-name="T7">s</text:span><text:span text:style-name="T4">t) - </text:span></text:p>
      <text:list xml:id="list7593170044498859761" text:style-name="L8">
        <text:list-item>
          <text:p text:style-name="P30"><text:span text:style-name="T5">-a</text:span><text:span text:style-name="T4"> – </text:span><text:span text:style-name="T5">a</text:span><text:span text:style-name="T4">ll files, including hidden files.</text:span></text:p>
        </text:list-item>
        <text:list-item>
          <text:p text:style-name="P30"><text:span text:style-name="T5">-l</text:span><text:span text:style-name="T4"> – </text:span><text:span text:style-name="T5">l</text:span><text:span text:style-name="T4">ong listings.</text:span></text:p>
        </text:list-item>
        <text:list-item>
          <text:p text:style-name="P30"><text:span text:style-name="T5">-t</text:span><text:span text:style-name="T4"> – </text:span><text:span text:style-name="T5">t</text:span><text:span text:style-name="T4">ime-based list.</text:span></text:p>
        </text:list-item>
        <text:list-item>
          <text:p text:style-name="P30"><text:span text:style-name="T5">-d</text:span><text:span text:style-name="T4"> – more information on current </text:span><text:span text:style-name="T5">d</text:span><text:span text:style-name="T4">irectory.</text:span></text:p>
        </text:list-item>
        <text:list-item>
          <text:p text:style-name="P30"><text:span text:style-name="T5">-ltr</text:span><text:span text:style-name="T4"> – displays most recently changed files last.</text:span></text:p>
        </text:list-item>
      </text:list>
      <text:p text:style-name="P10"/>
      <text:p text:style-name="P47"/>
      <text:p text:style-name="P5"><text:span text:style-name="T5">touch</text:span><text:span text:style-name="T4"> – simplest way to create a new file. <text:s/>Also changes the last access date of a file.</text:span></text:p>
      <text:p text:style-name="P5"><text:span text:style-name="T4"/></text:p>
      <text:p text:style-name="P5"><text:span text:style-name="T5">cp</text:span><text:span text:style-name="T4"> – (</text:span><text:span text:style-name="T5">c</text:span><text:span text:style-name="T4">o</text:span><text:span text:style-name="T5">p</text:span><text:span text:style-name="T4">y) - </text:span></text:p>
      <text:list xml:id="list6555097581186472363" text:style-name="L9">
        <text:list-item>
          <text:p text:style-name="P14">-r – recursive.</text:p>
        </text:list-item>
        <text:list-item>
          <text:p text:style-name="P31"><text:span text:style-name="T4">Ex: </text:span><text:span text:style-name="T13">cp $file1 $file2</text:span></text:p>
          <text:p text:style-name="P31"><text:span text:style-name="T13"/></text:p>
        </text:list-item>
      </text:list>
      <text:p text:style-name="P5"><text:span text:style-name="T5">mv</text:span><text:span text:style-name="T4"> – (</text:span><text:span text:style-name="T5">m</text:span><text:span text:style-name="T4">o</text:span><text:span text:style-name="T5">v</text:span><text:span text:style-name="T4">e) – essentially puts a different label on the file. <text:s/>Inode remains the same unless moving it to a different partition. <text:s/>Ex. </text:span><text:span text:style-name="T13">mv $file1 $file2</text:span></text:p>
      <text:p text:style-name="P5"><text:span text:style-name="T13"/></text:p>
      <text:p text:style-name="P5"><text:span text:style-name="T5">ln</text:span><text:span text:style-name="T4"> – (</text:span><text:span text:style-name="T5">l</text:span><text:span text:style-name="T4">i</text:span><text:span text:style-name="T5">n</text:span><text:span text:style-name="T4">k) - </text:span></text:p>
      <text:list xml:id="list7300905397000243019" text:style-name="L10">
        <text:list-item>
          <text:p text:style-name="P15">hard links – include a copy of the file. <text:s/>As long as the hard link is made within the same partition, the inode numbers are identical. <text:s/>Erasing a hard linked file will not erase the original.</text:p>
        </text:list-item>
        <text:list-item>
          <text:p text:style-name="P15">-s - soft links – redirects to the original file. <text:s/>If you delete the original file, the soft link remains but has no file to redirect to and will not function.</text:p>
        </text:list-item>
        <text:list-item>
          <text:p text:style-name="P15">Ex.</text:p>
        </text:list-item>
        <text:list-item>
          <text:p text:style-name="P60"><text:span text:style-name="T15">ln /etc/samba/smb.conf smb.conf </text:span><text:span text:style-name="T4">creates smb.conf as a hard link to /etc/samba...</text:span></text:p>
        </text:list-item>
        <text:list-item>
          <text:p text:style-name="P60"><text:span text:style-name="T15">ln -s /etc/samba/smb.conf smb.conf</text:span><text:span text:style-name="T4"> creates smb.conf with a soft link to /etc/samba...</text:span></text:p>
          <text:p text:style-name="P60"><text:span text:style-name="T4"/></text:p>
        </text:list-item>
      </text:list>
      <text:p text:style-name="P5"><text:span text:style-name="T5">rm</text:span><text:span text:style-name="T4"> – (</text:span><text:span text:style-name="T5">r</text:span><text:span text:style-name="T4">e</text:span><text:span text:style-name="T5">m</text:span><text:span text:style-name="T4">ove) - </text:span></text:p>
      <text:list xml:id="list8855781746144056404" text:style-name="L11">
        <text:list-item>
          <text:p text:style-name="P32"><text:span text:style-name="T5">-r</text:span><text:span text:style-name="T4"> – </text:span><text:span text:style-name="T5">r</text:span><text:span text:style-name="T4">ecursively. <text:s/>Much faster way to delete directories.</text:span></text:p>
        </text:list-item>
        <text:list-item>
          <text:p text:style-name="P32"><text:span text:style-name="T4">-</text:span><text:span text:style-name="T5">f</text:span><text:span text:style-name="T4"> – </text:span><text:span text:style-name="T5">f</text:span><text:span text:style-name="T4">orce. <text:s/>Overrides any safety precautions configured under the alias for rm.</text:span></text:p>
        </text:list-item>
      </text:list>
      <text:p text:style-name="P10"><text:line-break/><text:span text:style-name="T17">alias</text:span> - </text:p>
      <text:list xml:id="list1280319331076499066" text:style-name="L12">
        <text:list-item>
          <text:p text:style-name="P16">Run alone, lists aliased commands for the current user.</text:p>
        </text:list-item>
        <text:list-item>
          <text:p text:style-name="P16">alias command = 'command -flags' sets a command to automatically use certain flags when called. <text:s/>Ex:</text:p>
        </text:list-item>
        <text:list-item>
          <text:p text:style-name="P61">alias rm='rm -i' <text:span text:style-name="T2">- asks user for confirmation before a file is deleted. <text:s/>Overwritten when the user enters </text:span><text:span text:style-name="T3">-f</text:span></text:p>
        </text:list-item>
        <text:list-item>
          <text:p text:style-name="P59"><text:span text:style-name="T11">alias ls='ls --color=auto'</text:span> </text:p>
        </text:list-item>
      </text:list>
      <text:p text:style-name="P47"/>
      <text:p text:style-name="P47"/>
      <text:p text:style-name="P47"/>
      <text:p text:style-name="P47"><text:soft-page-break/><text:span text:style-name="T17">find</text:span> - searches through directories for a given file.</text:p>
      <text:list xml:id="list2866925763873694568" text:style-name="L13">
        <text:list-item>
          <text:p text:style-name="P17">find $startingdirectory $type of search $string</text:p>
        </text:list-item>
        <text:list-item>
          <text:p text:style-name="P17">Ex:</text:p>
        </text:list-item>
        <text:list-item>
          <text:p text:style-name="P62">find / -name named.conf <text:span text:style-name="T2">- starts at the root directory and searches for named.conf by name.</text:span></text:p>
          <text:p text:style-name="P48"><text:span text:style-name="T17">locate</text:span> - create or search a created database of installed files and directories.</text:p>
        </text:list-item>
        <text:list-item>
          <text:p text:style-name="P17">Faster than find, and doesn't require the full filename. <text:s/>Useful on a 2.5 hour exam.</text:p>
        </text:list-item>
        <text:list-item>
          <text:p text:style-name="P17">The locate command database updates once per day, as documented in the /etc/cron.daily/mlocate.cron script.</text:p>
        </text:list-item>
        <text:list-item>
          <text:p text:style-name="P17">This script can be run manually by entering the full path as if it were a command.</text:p>
        </text:list-item>
      </text:list>
      <text:p text:style-name="P21"/>
      <text:list xml:id="list6225461171526646191" text:style-name="L14">
        <text:list-item>
          <text:list>
            <text:list-item>
              <text:p text:style-name="P23">Management of Text Files</text:p>
            </text:list-item>
          </text:list>
        </text:list-item>
      </text:list>
      <text:p text:style-name="P18">cat<text:span text:style-name="T9"> - con</text:span>cat<text:span text:style-name="T9">enates the filename(s) that you list as continuous output to your screen.</text:span></text:p>
      <text:list xml:id="list8486521670404361308" text:style-name="L16">
        <text:list-item>
          <text:p text:style-name="P33"><text:span text:style-name="T9">cat file.txt file2.txt</text:span><text:span text:style-name="T1"> - lists the output of file1 and file2 to terminal.</text:span></text:p>
        </text:list-item>
      </text:list>
      <text:p text:style-name="P18"><text:span text:style-name="T9"/></text:p>
      <text:p text:style-name="P18">more<text:span text:style-name="T9"> and </text:span>less<text:span text:style-name="T9"> - scroll through the text of a file.</text:span></text:p>
      <text:list xml:id="list6377221942226518468" text:style-name="L17">
        <text:list-item>
          <text:p text:style-name="P37"><text:span text:style-name="T6">more only scrolls down. <text:s/>less can scroll in both directions using the PAGE UP and PAGE DOWN keys.</text:span></text:p>
        </text:list-item>
        <text:list-item>
          <text:p text:style-name="P37"><text:span text:style-name="T6">both support vi-style searches using / and ?</text:span></text:p>
        </text:list-item>
        <text:list-item>
          <text:p text:style-name="P37"><text:span text:style-name="T6">less can read text files compressed in Gzip format (.gz extension) without opening or uncompressing the file.</text:span></text:p>
        </text:list-item>
      </text:list>
      <text:p text:style-name="Standard"><text:span text:style-name="T5"/></text:p>
      <text:p text:style-name="Standard"><text:span text:style-name="T5">head</text:span><text:span text:style-name="T6"> and </text:span><text:span text:style-name="T5">tail</text:span><text:span text:style-name="T6"> - Two similar commands that look at the first (head) or last (tail) lines in a file.</text:span></text:p>
      <text:list xml:id="list144085889004911402" text:style-name="L18">
        <text:list-item>
          <text:p text:style-name="P38"><text:span text:style-name="T6">The default for both is 10 lines.</text:span></text:p>
        </text:list-item>
        <text:list-item>
          <text:p text:style-name="P38"><text:span text:style-name="T5">-n</text:span><text:span text:style-name="T14">#</text:span><text:span text:style-name="T6"> - specify the number of lines. <text:s/>Ex. </text:span><text:span text:style-name="T14">tail -n15 /etc/passwd</text:span><text:span text:style-name="T6"> shows the last 15 lines of that file.</text:span></text:p>
        </text:list-item>
        <text:list-item>
          <text:p text:style-name="P38"><text:span text:style-name="T5">-f</text:span><text:span text:style-name="T6"> - “follow”, appends output as the file grows. <text:s/>Ex. <text:s/></text:span><text:span text:style-name="T14">tail -f /var/log/messages</text:span><text:span text:style-name="T6"> “follows” the /var/log/messages file, updating as new lines are written.</text:span></text:p>
        </text:list-item>
      </text:list>
      <text:p text:style-name="Standard"><text:span text:style-name="T6"/></text:p>
      <text:p text:style-name="P39"><text:span text:style-name="T4">sort</text:span><text:span text:style-name="T6"> - sorts the contents of a file in a number of ways.</text:span></text:p>
      <text:list xml:id="list2232811223994002773" text:style-name="L19">
        <text:list-item>
          <text:p text:style-name="P40"><text:span text:style-name="T6">Alphabetically by default.</text:span></text:p>
        </text:list-item>
      </text:list>
      <text:p text:style-name="P39"><text:span text:style-name="T6"/></text:p>
      <text:p text:style-name="P39"><text:span text:style-name="T4">grep</text:span><text:span text:style-name="T6"> and </text:span><text:span text:style-name="T4">egrep</text:span><text:span text:style-name="T6"> - each uses a search term to look through a file. <text:s/>Returns all lines containing that term.</text:span></text:p>
      <text:list xml:id="list3524021879665242011" text:style-name="L20">
        <text:list-item>
          <text:p text:style-name="P41"><text:span text:style-name="T6">grep (terms) $file</text:span></text:p>
        </text:list-item>
        <text:list-item>
          <text:p text:style-name="P41"><text:span text:style-name="T6">egrep (grep -E) is extended grep, where additional regular expression metacharacters have been added like +, ?, |, and ().</text:span></text:p>
        </text:list-item>
        <text:list-item>
          <text:p text:style-name="P41"><text:span text:style-name="T6">Ex: <text:s/></text:span></text:p>
        </text:list-item>
        <text:list-item>
          <text:p text:style-name="P63"><text:span text:style-name="T16">grep 'Joe Reid' /etc/passwd </text:span><text:span text:style-name="T6">- Returns all lines containing the string Joe Reid</text:span></text:p>
        </text:list-item>
        <text:list-item>
          <text:p text:style-name="P63"><text:span text:style-name="T16">egrep Joe+Reid /etc/passwd</text:span><text:span text:style-name="T6"> - Returns all lines containing the string Joe and Reid.</text:span></text:p>
        </text:list-item>
      </text:list>
      <text:p text:style-name="P53"><text:span text:style-name="T4"/></text:p>
      <text:p text:style-name="P53"><text:span text:style-name="T4">diff</text:span><text:span text:style-name="T6"> - compares two files and prints the differences between them. <text:s/>Output is something of a bitch to read.</text:span></text:p>
      <text:p text:style-name="P53"><text:span text:style-name="T6"/></text:p>
      <text:p text:style-name="P53"><text:span text:style-name="T4">wc</text:span><text:span text:style-name="T6"> - (</text:span><text:span text:style-name="T8">w</text:span><text:span text:style-name="T6">ord </text:span><text:span text:style-name="T8">c</text:span><text:span text:style-name="T6">ount) - counts the number of lines, words, or characters in a file.</text:span></text:p>
      <text:list xml:id="list115154903749244086" text:style-name="L21">
        <text:list-item>
          <text:p text:style-name="P36"><text:span text:style-name="T4">default output lists in the format: $lines $words $characters $filename</text:span></text:p>
        </text:list-item>
        <text:list-item>
          <text:p text:style-name="P34"><text:span text:style-name="T4">-w</text:span><text:span text:style-name="T6"> - words</text:span></text:p>
        </text:list-item>
        <text:list-item>
          <text:p text:style-name="P34"><text:span text:style-name="T4">-l</text:span><text:span text:style-name="T6"> - lines</text:span></text:p>
        </text:list-item>
        <text:list-item>
          <text:p text:style-name="P34"><text:span text:style-name="T4">-m</text:span><text:span text:style-name="T6"> - characters.</text:span></text:p>
        </text:list-item>
      </text:list>
      <text:p text:style-name="P53"><text:soft-page-break/><text:span text:style-name="T4">sed</text:span><text:span text:style-name="T6"> - (</text:span><text:span text:style-name="T8">s</text:span><text:span text:style-name="T6">tream </text:span><text:span text:style-name="T8">ed</text:span><text:span text:style-name="T6">itor) - used to search for and change words or streams of text in a file.</text:span></text:p>
      <text:list xml:id="list1945236212225761506" text:style-name="L22">
        <text:list-item>
          <text:p text:style-name="P35"><text:span text:style-name="T6">-n '#p' $file</text:span></text:p>
        </text:list-item>
        <text:list-item>
          <text:p text:style-name="P35"><text:span text:style-name="T6">To search and exchange text, </text:span><text:span text:style-name="T4">sed 's/</text:span><text:span text:style-name="T16">$TargetText</text:span><text:span text:style-name="T4">/</text:span><text:span text:style-name="T16">$ReplacementText</text:span><text:span text:style-name="T4">' </text:span><text:span text:style-name="T16">$file</text:span></text:p>
        </text:list-item>
        <text:list-item>
          <text:p text:style-name="P64"><text:span text:style-name="T4">s/</text:span><text:span text:style-name="T6"> - substitute. <text:s/>Changes the first instance of $TargetText with $ReplacementText in $file.</text:span></text:p>
        </text:list-item>
        <text:list-item>
          <text:p text:style-name="P64"><text:span text:style-name="T4">/g</text:span><text:span text:style-name="T6"> - “global” suffix. <text:s/>Will change every instance of $TargetText with $ReplacementText in $file. </text:span></text:p>
        </text:list-item>
        <text:list-item>
          <text:p text:style-name="P64"><text:span text:style-name="T6">Ex. <text:s/></text:span><text:span text:style-name="T16">sed 's/Windows/Linux/g' /etc/samba &gt; /etc/samba2</text:span><text:span text:style-name="T6"> - Streams text from /etc/samba, replacing every instance of the word Windows with Linux, then writing the output to /etc/samba2. </text:span></text:p>
        </text:list-item>
        <text:list-item>
          <text:p text:style-name="P35"><text:span text:style-name="T6">See sed writeup for more.</text:span></text:p>
        </text:list-item>
      </text:list>
      <text:p text:style-name="P53"><text:span text:style-name="T6"/></text:p>
      <text:p text:style-name="P53"><text:span text:style-name="T4">awk</text:span><text:span text:style-name="T6"> - (</text:span><text:span text:style-name="T8">A</text:span><text:span text:style-name="T6">ho, </text:span><text:span text:style-name="T8">W</text:span><text:span text:style-name="T6">einberger, and </text:span><text:span text:style-name="T8">K</text:span><text:span text:style-name="T6">ernighan) - </text:span></text:p>
      <text:p text:style-name="P53"><text:span text:style-name="T6"/></text:p>
      <text:p text:style-name="P53"><text:span text:style-name="T6"/></text:p>
      <text:list xml:id="list1953092773" text:continue-list="list6225461171526646191" text:style-name="L14">
        <text:list-item>
          <text:list>
            <text:list-item>
              <text:p text:style-name="P51">Local Online Documentation</text:p>
            </text:list-item>
          </text:list>
        </text:list-item>
      </text:list>
      <text:p text:style-name="P50"><text:span text:style-name="T15"/></text:p>
      <text:p text:style-name="P50"><text:span text:style-name="T15">/usr/share/doc</text:span></text:p>
      <text:p text:style-name="P50"><text:span text:style-name="T15"/></text:p>
      <text:p text:style-name="P52"><text:span text:style-name="T15">whatis </text:span><text:span text:style-name="T14">$string</text:span><text:span text:style-name="T16"> - helps locate the man page with $string in the description.</text:span></text:p>
      <text:p text:style-name="P52"><text:span text:style-name="T15">apropos</text:span><text:span text:style-name="T16"> </text:span><text:span text:style-name="T14">$string</text:span><text:span text:style-name="T16"> - helps identify related commands.</text:span></text:p>
      <text:list xml:id="list8500968927912042782" text:style-name="L23">
        <text:list-item>
          <text:p text:style-name="P25"><text:span text:style-name="T16">Both work from a database in the /var/cache/man directory. <text:s/>This database updates once a day via the </text:span><text:span text:style-name="T14">/etc/cron.daily/makewhatis.cron</text:span><text:span text:style-name="T16"> script. <text:s/></text:span></text:p>
        </text:list-item>
        <text:list-item>
          <text:p text:style-name="P25"><text:span text:style-name="T16">Run this script manually to update the database.</text:span></text:p>
        </text:list-item>
      </text:list>
      <text:p text:style-name="P24"><text:span text:style-name="T16"/></text:p>
      <text:p text:style-name="P24"><text:span text:style-name="T16">/usr/share/info - Location of info manuals. <text:s/></text:span></text:p>
      <text:p text:style-name="P24"><text:span text:style-name="T16"/></text:p>
      <text:p text:style-name="P24"><text:span text:style-name="T15">info bash</text:span></text:p>
      <text:list xml:id="list1808334421392956963" text:style-name="L24">
        <text:list-item>
          <text:p text:style-name="P26"><text:span text:style-name="T16">move to an asterisked entry and press ENTER</text:span></text:p>
        </text:list-item>
        <text:list-item>
          <text:p text:style-name="P26"><text:span text:style-name="T16">to exit, press </text:span><text:span text:style-name="T15">q</text:span><text:span text:style-name="T16">.</text:span></text:p>
        </text:list-item>
      </text:list>
      <text:p text:style-name="P24"><text:span text:style-name="T16"/></text:p>
      <text:list xml:id="list3175615405215936997" text:style-name="L25">
        <text:list-item>
          <text:list>
            <text:list-item>
              <text:p text:style-name="P27"><text:span text:style-name="T9">A Network Primer</text:span></text:p>
            </text:list-item>
          </text:list>
        </text:list-item>
      </text:list>
      <text:p text:style-name="P18"><text:span text:style-name="T9"/></text:p>
      <text:p text:style-name="P18"><text:span text:style-name="T9">Three key IP addresses define a network:</text:span></text:p>
      <text:list xml:id="list5015238829344717366" text:style-name="L26">
        <text:list-item>
          <text:p text:style-name="P20"><text:span text:style-name="T9">network address - Always the first IP in a range.</text:span></text:p>
        </text:list-item>
        <text:list-item>
          <text:p text:style-name="P20"><text:span text:style-name="T9">broadcast address - Always the last IP in the range.</text:span></text:p>
        </text:list-item>
        <text:list-item>
          <text:p text:style-name="P20"><text:span text:style-name="T9">subnet mask - helps your computer define the difference between the two addresses.</text:span></text:p>
        </text:list-item>
      </text:list>
      <text:p text:style-name="P18"><text:span text:style-name="T9"/></text:p>
      <text:p text:style-name="P18"><text:span text:style-name="T9">Ex:</text:span></text:p>
      <text:list xml:id="list3635686527575776082" text:style-name="L29">
        <text:list-item>
          <text:p text:style-name="P43"><text:span text:style-name="T6">network address = 192.168.122.0</text:span></text:p>
        </text:list-item>
        <text:list-item>
          <text:p text:style-name="P43"><text:span text:style-name="T6">subnet mask = 255.255.255.0 <text:s text:c="2"/>(standard for C-class network)</text:span></text:p>
        </text:list-item>
        <text:list-item>
          <text:p text:style-name="P43"><text:span text:style-name="T6">broadcast address = 192.168.122.255</text:span></text:p>
        </text:list-item>
      </text:list>
      <text:list xml:id="list8651379371084479116" text:style-name="L30">
        <text:list-item>
          <text:p text:style-name="P66"><text:span text:style-name="T4">Range of assignable addresses on this network is 192.168.122.1 -&gt; 192.168.122.254.</text:span></text:p>
        </text:list-item>
        <text:list-item>
          <text:p text:style-name="P65"><text:span text:style-name="T5">CIDR</text:span><text:span text:style-name="T6"> (</text:span><text:span text:style-name="T7">C</text:span><text:span text:style-name="T6">lassless </text:span><text:span text:style-name="T7">I</text:span><text:span text:style-name="T6">nter-</text:span><text:span text:style-name="T7">D</text:span><text:span text:style-name="T6">omain </text:span><text:span text:style-name="T7">R</text:span><text:span text:style-name="T6">outing) </text:span><text:span text:style-name="T5">Notation</text:span><text:span text:style-name="T6"> = 192.168.122.0/24</text:span></text:p>
        </text:list-item>
      </text:list>
      <text:p text:style-name="P5"><text:span text:style-name="T6"/></text:p>
      <text:p text:style-name="P54"><text:span text:style-name="T4">ping</text:span><text:span text:style-name="T6"> - tests connectivity</text:span></text:p>
      <text:list xml:id="list1302887027455224816" text:style-name="L31">
        <text:list-item>
          <text:p text:style-name="P42"><text:span text:style-name="T6">ping6 - supports IPv6. <text:s/>Works similar to ping but you must specify the outgoing network adapter. <text:s/>Ex. </text:span><text:span text:style-name="T14">ping6 -I virbr0 fe80::5652:ff:fe39:24d8</text:span><text:span text:style-name="T6"> <text:s/></text:span></text:p>
        </text:list-item>
        <text:list-item>
          <text:p text:style-name="P42"><text:span text:style-name="T6">ping 127.0.0.1</text:span></text:p>
        </text:list-item>
        <text:list-item>
          <text:p text:style-name="P42"><text:soft-page-break/><text:span text:style-name="T6">ping your own assigned IP address</text:span></text:p>
        </text:list-item>
        <text:list-item>
          <text:p text:style-name="P42"><text:span text:style-name="T6">ping the network gateway (*.*.*.1)</text:span></text:p>
          <text:p text:style-name="P42"><text:span text:style-name="T6"/></text:p>
        </text:list-item>
      </text:list>
      <text:p text:style-name="P54"><text:span text:style-name="T4">ifconfig</text:span></text:p>
      <text:p text:style-name="P54"><text:span text:style-name="T4"/></text:p>
      <text:p text:style-name="P54"><text:span text:style-name="T4">arp</text:span></text:p>
      <text:p text:style-name="Standard">========================================</text:p>
      <text:p text:style-name="P44">ADDRESS, HWTYPE, HWADDRESS, FLAGS, MASK, IFACE</text:p>
      <text:p text:style-name="P5"><text:span text:style-name="T5">========================================</text:span></text:p>
      <text:p text:style-name="P67"><text:span text:style-name="T4">Address <text:s text:c="17"/>HWtype <text:s/>HWaddress <text:s text:c="10"/>Flags Mask <text:s text:c="11"/>Iface</text:span></text:p>
      <text:p text:style-name="P67"><text:span text:style-name="T4">pix1.orl.voxeo.net <text:s text:c="6"/>ether <text:s text:c="2"/>54:75:d0:5b:05:b7 <text:s text:c="2"/>C <text:s text:c="20"/>eth0</text:span></text:p>
      <text:p text:style-name="P5"><text:span text:style-name="T5"/></text:p>
      <text:p text:style-name="P5"><text:span text:style-name="T5">netstat</text:span><text:span text:style-name="T6"> -r </text:span></text:p>
      <text:p text:style-name="P54"><text:span text:style-name="T4">route</text:span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/etc/nsswitch.conf<text:span text:style-name="T9"> - includes database search entries for authentication, name services, and more.</text:span></text:p>
      <text:p text:style-name="P49">========================================</text:p>
      <text:p text:style-name="P68"><text:span text:style-name="T9"># Example:</text:span></text:p>
      <text:p text:style-name="P68"><text:span text:style-name="T9">#passwd: <text:s text:c="3"/>db files nisplus nis</text:span></text:p>
      <text:p text:style-name="P68"><text:span text:style-name="T9">#shadow: <text:s text:c="3"/>db files nisplus nis</text:span></text:p>
      <text:p text:style-name="P68"><text:span text:style-name="T9">#group: <text:s text:c="4"/>db files nisplus nis</text:span></text:p>
      <text:p text:style-name="P68"><text:span text:style-name="T9"/></text:p>
      <text:p text:style-name="P68"><text:span text:style-name="T9">passwd: <text:s text:c="4"/>files</text:span></text:p>
      <text:p text:style-name="P68"><text:span text:style-name="T9">shadow: <text:s text:c="4"/>files</text:span></text:p>
      <text:p text:style-name="P68"><text:span text:style-name="T9">group: <text:s text:c="5"/>files</text:span></text:p>
      <text:p text:style-name="P68"><text:span text:style-name="T9"/></text:p>
      <text:p text:style-name="P68"><text:span text:style-name="T9">#hosts: <text:s text:c="4"/>db files nisplus nis dns</text:span></text:p>
      <text:p text:style-name="P68"><text:span text:style-name="T9">hosts: <text:s text:c="5"/>files dn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5T11:18:41</meta:creation-date>
    <dc:date>2013-04-23T04:15:42</dc:date>
    <meta:editing-duration>P1DT35M30S</meta:editing-duration>
    <meta:editing-cycles>4</meta:editing-cycles>
    <meta:generator>OpenOffice.org/3.4.1$Unix OpenOffice.org_project/341m1$Build-9593</meta:generator>
    <meta:document-statistic meta:table-count="0" meta:image-count="0" meta:object-count="0" meta:page-count="5" meta:paragraph-count="148" meta:word-count="1468" meta:character-count="8449"/>
  </office:meta>
</office:document-meta>
</file>